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1">
            <text:p>11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5-12_07-42-40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 office:value-type="string">
            <text:p>2023-05-12_02-39-57_000.jpg</text:p>
          </table:table-cell>
          <table:table-cell table:style-name="ce26" office:value-type="string">
            <text:p>:m :PHOTO 寝た時刻 / 2023 / オナニー、了、duration=1時間ぐらい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8" office:value-type="string">
            <text:p>2023-05-11_21-06-31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5-12_13-15-09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5-12_07-47-57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5-11_18-42-14_000.mp4</text:p>
          </table:table-cell>
          <table:table-cell table:style-name="ce26" office:value-type="string">
            <text:p>:VIDEO / @自室 / 記録 / jap.flute / 演奏、play / R=1 / genre=melody,session=hour-18,memo=+,file-piece-id=2023-05-11_18-42-14_000.mp4,memo=~,other=~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VIDEO / @自室 / 記録 / jap.flute / 演奏、play / R=1 / genre=melody,session=hour-18,memo=+,file-piece-id=2023-05-11_18-42-14_000.mp4,memo=~,other=~ / follow+">
            <text:p>:VIDEO / @自室 / 記録 / jap.flute / 演奏、play / R=1 / genre=melody,session=hour-18,memo=+,file-piece-id=2023-05-11_18-42-14_000.mp4,memo=~,other=~ / follow+</text:p>
          </table:table-cell>
          <table:table-cell table:style-name="ce10" table:formula="of:=RIGHT([.B7];[.K7])" office:value-type="string" office:string-value="mp4">
            <text:p>mp4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5-11_18-44-00_000.mp4</text:p>
          </table:table-cell>
          <table:table-cell table:style-name="ce26" office:value-type="string">
            <text:p>:VIDEO / @自室 / 記録 / jap.flute / 演奏、play / R=2 / genre=melody:sabi,session=hour-18,memo=+,file-piece-id=2023-05-11_18-42-14_000.mp4,memo=~,other=~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VIDEO / @自室 / 記録 / jap.flute / 演奏、play / R=2 / genre=melody:sabi,session=hour-18,memo=+,file-piece-id=2023-05-11_18-42-14_000.mp4,memo=~,other=~ / follow+">
            <text:p>:VIDEO / @自室 / 記録 / jap.flute / 演奏、play / R=2 / genre=melody:sabi,session=hour-18,memo=+,file-piece-id=2023-05-11_18-42-14_000.mp4,memo=~,other=~ / follow+</text:p>
          </table:table-cell>
          <table:table-cell table:style-name="ce10" table:formula="of:=RIGHT([.B8];[.K8])" office:value-type="string" office:string-value="mp4">
            <text:p>mp4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5-11_18-50-43_000.jpg</text:p>
          </table:table-cell>
          <table:table-cell table:style-name="ce26" office:value-type="string">
            <text:p>:m :篠笛,shinobue #*# / session-memo:session-1 / p.1-&lt;1&gt;:genre=melody,key=~,session=hour-18,R=1,tempo=~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:篠笛,shinobue #*# / session-memo:session-1 / p.1-&lt;1&gt;:genre=melody,key=~,session=hour-18,R=1,tempo=~ ">
            <text:p>:m :篠笛,shinobue #*# / session-memo:session-1 / p.1-&lt;1&gt;:genre=melody,key=~,session=hour-18,R=1,tempo=~ 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5-12_08-00-25_000.jpg</text:p>
          </table:table-cell>
          <table:table-cell table:style-name="ce26" office:value-type="string">
            <text:p>:m :haja,lets / action activity / やること / genre=~ / content=始めよう。AI、ロボット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:haja,lets / action activity / やること / genre=~ / content=始めよう。AI、ロボット,other=~">
            <text:p>:m :haja,lets / action activity / やること / genre=~ / content=始めよう。AI、ロボット,other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 office:value-type="string">
            <text:p>2023-05-12_14-55-39_000.jpg</text:p>
          </table:table-cell>
          <table:table-cell table:style-name="ce26" office:value-type="string">
            <text:p>:m #*# RES / free# S87DP9 記事読み / id~browser~media=VD6R~yan~ya / theme=技術実習生,content=有識者会議,w=~ / genre=~ / 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1">
            <text:p>11</text:p>
          </table:table-cell>
          <table:table-cell table:style-name="ce10" office:value-type="string">
            <text:p>2023-05-12_16-20-40_000.jpg</text:p>
          </table:table-cell>
          <table:table-cell table:style-name="ce26" office:value-type="string">
            <text:p>:m 1*1 RES / JVEMV6 64#265_islam_genten_makino / 『イスラームの原点』 著者=牧野信也,校注=~ / p.104 / w=,topic=~,publisher=~,other=キリスト教：福音書：各々、比較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1*1 RES / JVEMV6 64#265_islam_genten_makino / 『イスラームの原点』 著者=牧野信也,校注=~ / p.104 / w=,topic=~,publisher=~,other=キリスト教：福音書：各々、比較">
            <text:p>:m 1*1 RES / JVEMV6 64#265_islam_genten_makino / 『イスラームの原点』 著者=牧野信也,校注=~ / p.104 / w=,topic=~,publisher=~,other=キリスト教：福音書：各々、比較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2]=&quot;&quot;;[.C24];CONCATENATE([.C24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1">
            <text:p>11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2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2">2023/05/12</text:date>, <text:time>17:49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5-12T17:49:04.10</dc:date>
    <dc:creator>iwabuchi ken</dc:creator>
    <meta:editing-duration>P56DT9H36M31S</meta:editing-duration>
    <meta:editing-cycles>18472</meta:editing-cycles>
    <meta:document-statistic meta:table-count="2" meta:cell-count="921" meta:object-count="0"/>
    <meta:user-defined meta:name="qrichtext">1</meta:user-defined>
  </office:meta>
</office:document-meta>
</file>